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496cm" fo:min-width="4.3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732cm" fo:min-width="8.594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732cm" fo:min-width="14.817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end="Arrow" draw:marker-end-width="0.406cm" draw:fill="none" draw:fill-color="#ffff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858cm" svg:height="2.54cm" svg:x="5.96cm" svg:y="4.947cm">
          <text:p text:style-name="P1">GtkProgressB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9.144cm" svg:height="2.032cm" svg:x="4.836cm" svg:y="1.264cm">
          <text:p text:style-name="P1">GtkWidget *</text:p>
          <text:p text:style-name="P1">gtk_progress_bar_new (void)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15.367cm" svg:height="2.032cm" svg:x="1.723cm" svg:y="9.138cm">
          <text:p text:style-name="P1">PangoEllipsizeMode</text:p>
          <text:p text:style-name="P1">gtk_progress_bar_get_ellipsize(GtkProgressBar *);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858cm" svg:height="2.54cm" svg:x="5.987cm" svg:y="12.675cm">
          <text:p text:style-name="P1">PangoEllipsizeM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9.408cm" svg:y1="3.296cm" svg:x2="9.389cm" svg:y2="4.947cm" draw:start-shape="id1" draw:start-glue-point="2" draw:end-shape="id2" draw:end-glue-point="4" svg:d="M9408 3296l-19 1651" svg:viewBox="0 0 20 1652">
          <text:p/>
        </draw:connector>
        <draw:connector draw:style-name="gr4" draw:text-style-name="P3" draw:layer="layout" draw:type="line" svg:x1="9.389cm" svg:y1="7.487cm" svg:x2="9.406cm" svg:y2="9.138cm" draw:start-shape="id2" draw:start-glue-point="8" draw:end-shape="id3" svg:d="M9389 7487l17 1651" svg:viewBox="0 0 18 1652">
          <text:p/>
        </draw:connector>
        <draw:connector draw:style-name="gr4" draw:text-style-name="P3" draw:layer="layout" draw:type="line" svg:x1="9.406cm" svg:y1="11.17cm" svg:x2="9.416cm" svg:y2="12.675cm" draw:start-shape="id3" draw:start-glue-point="2" draw:end-shape="id4" draw:end-glue-point="4" svg:d="M9406 11170l10 1505" svg:viewBox="0 0 11 15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1:21:10.299773510</meta:creation-date>
    <dc:date>2017-04-29T12:00:48.095844158</dc:date>
    <meta:editing-duration>PT39M37S</meta:editing-duration>
    <meta:editing-cycles>4</meta:editing-cycles>
    <meta:generator>LibreOffice/5.2.6.2$Linux_X86_64 LibreOffice_project/20m0$Build-2</meta:generator>
    <meta:document-statistic meta:object-count="7"/>
  </office:meta>
</office:document-meta>
</file>